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cm" svg:y="7.324cm">
            <draw:object draw:notify-on-update-of-ranges="Feuille1.B3:Feuille1.B16 Feuille1.H3:Feuille1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125cm" svg:y="8.095cm">
            <draw:object draw:notify-on-update-of-ranges="Feuille1.B1:Feuille1.B1 Feuille1.B2:Feuille1.B16 Feuille1.F1:Feuille1.F1 Feuille1.F2:Feuille1.F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f(Hz)</text:p>
          </table:table-cell>
          <table:table-cell table:style-name="ce1" office:value-type="string" calcext:value-type="string">
            <text:p>Periode (s)</text:p>
          </table:table-cell>
          <table:table-cell office:value-type="string" calcext:value-type="string">
            <text:p><text:span text:style-name="T1">phase(DeltaT en ms</text:span>)</text:p>
          </table:table-cell>
          <table:table-cell table:style-name="ce1"/>
          <table:table-cell table:style-name="ce1" office:value-type="string" calcext:value-type="string">
            <text:p>dephasage en °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Gdb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/[.B3]" office:value-type="float" office:value="0.1" calcext:value-type="float">
            <text:p>0,10</text:p>
          </table:table-cell>
          <table:table-cell office:value-type="float" office:value="6.8" calcext:value-type="float">
            <text:p>6,8</text:p>
          </table:table-cell>
          <table:table-cell table:formula="of:=[.C3]-[.D3]*0.001" office:value-type="float" office:value="0.0932" calcext:value-type="float">
            <text:p>0,09320</text:p>
          </table:table-cell>
          <table:table-cell table:formula="of:=(360/[.E3]/[.B3])-360" office:value-type="float" office:value="26.2660944206008" calcext:value-type="float">
            <text:p>26,27</text:p>
          </table:table-cell>
          <table:table-cell office:value-type="float" office:value="3.3" calcext:value-type="float">
            <text:p>3,3</text:p>
          </table:table-cell>
          <table:table-cell table:formula="of:=40*LOG([.G3]/[.A3])" office:value-type="float" office:value="-7.21824257832525" calcext:value-type="float">
            <text:p>-7,218242578325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1/[.B4]" office:value-type="float" office:value="0.0666666666666667" calcext:value-type="float">
            <text:p>0,07</text:p>
          </table:table-cell>
          <table:table-cell office:value-type="float" office:value="6.2" calcext:value-type="float">
            <text:p>6,2</text:p>
          </table:table-cell>
          <table:table-cell table:formula="of:=[.C4]-[.D4]*0.001" office:value-type="float" office:value="0.0604666666666667" calcext:value-type="float">
            <text:p>0,06047</text:p>
          </table:table-cell>
          <table:table-cell table:formula="of:=(360/[.E4]/[.B4])-360" office:value-type="float" office:value="36.9128996692392" calcext:value-type="float">
            <text:p>36,91</text:p>
          </table:table-cell>
          <table:table-cell office:value-type="float" office:value="3.09" calcext:value-type="float">
            <text:p>3,09</text:p>
          </table:table-cell>
          <table:table-cell table:formula="of:=40*LOG([.G4]/[.A4])" office:value-type="float" office:value="-8.36046099644737" calcext:value-type="float">
            <text:p>-8,36046099644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1/[.B5]" office:value-type="float" office:value="0.05" calcext:value-type="float">
            <text:p>0,05</text:p>
          </table:table-cell>
          <table:table-cell office:value-type="float" office:value="5.8" calcext:value-type="float">
            <text:p>5,8</text:p>
          </table:table-cell>
          <table:table-cell table:formula="of:=[.C5]-[.D5]*0.001" office:value-type="float" office:value="0.0442" calcext:value-type="float">
            <text:p>0,04420</text:p>
          </table:table-cell>
          <table:table-cell table:formula="of:=(360/[.E5]/[.B5])-360" office:value-type="float" office:value="47.2398190045249" calcext:value-type="float">
            <text:p>47,24</text:p>
          </table:table-cell>
          <table:table-cell office:value-type="float" office:value="2.8" calcext:value-type="float">
            <text:p>2,8</text:p>
          </table:table-cell>
          <table:table-cell table:formula="of:=40*LOG([.G5]/[.A5])" office:value-type="float" office:value="-10.072478919752" calcext:value-type="float">
            <text:p>-10,072478919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1/[.B6]" office:value-type="float" office:value="0.04" calcext:value-type="float">
            <text:p>0,04</text:p>
          </table:table-cell>
          <table:table-cell office:value-type="float" office:value="5.6" calcext:value-type="float">
            <text:p>5,6</text:p>
          </table:table-cell>
          <table:table-cell table:formula="of:=[.C6]-[.D6]*0.001" office:value-type="float" office:value="0.0344" calcext:value-type="float">
            <text:p>0,03440</text:p>
          </table:table-cell>
          <table:table-cell table:formula="of:=(360/[.E6]/[.B6])-360" office:value-type="float" office:value="58.6046511627907" calcext:value-type="float">
            <text:p>58,60</text:p>
          </table:table-cell>
          <table:table-cell office:value-type="float" office:value="2.57" calcext:value-type="float">
            <text:p>2,57</text:p>
          </table:table-cell>
          <table:table-cell table:formula="of:=40*LOG([.G6]/[.A6])" office:value-type="float" office:value="-11.561475240189" calcext:value-type="float">
            <text:p>-11,561475240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1/[.B7]" office:value-type="float" office:value="0.0333333333333333" calcext:value-type="float">
            <text:p>0,03</text:p>
          </table:table-cell>
          <table:table-cell office:value-type="float" office:value="5.4" calcext:value-type="float">
            <text:p>5,4</text:p>
          </table:table-cell>
          <table:table-cell table:formula="of:=[.C7]-[.D7]*0.001" office:value-type="float" office:value="0.0279333333333333" calcext:value-type="float">
            <text:p>0,02793</text:p>
          </table:table-cell>
          <table:table-cell table:formula="of:=(360/[.E7]/[.B7])-360" office:value-type="float" office:value="69.5942720763724" calcext:value-type="float">
            <text:p>69,59</text:p>
          </table:table-cell>
          <table:table-cell office:value-type="float" office:value="2.33" calcext:value-type="float">
            <text:p>2,33</text:p>
          </table:table-cell>
          <table:table-cell table:formula="of:=40*LOG([.G7]/[.A7])" office:value-type="float" office:value="-13.2645633324" calcext:value-type="float">
            <text:p>-13,2645633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1/[.B8]" office:value-type="float" office:value="0.0285714285714286" calcext:value-type="float">
            <text:p>0,03</text:p>
          </table:table-cell>
          <table:table-cell office:value-type="float" office:value="4.9" calcext:value-type="float">
            <text:p>4,9</text:p>
          </table:table-cell>
          <table:table-cell table:formula="of:=[.C8]-[.D8]*0.001" office:value-type="float" office:value="0.0236714285714286" calcext:value-type="float">
            <text:p>0,02367</text:p>
          </table:table-cell>
          <table:table-cell table:formula="of:=(360/[.E8]/[.B8])-360" office:value-type="float" office:value="74.5202172601087" calcext:value-type="float">
            <text:p>74,52</text:p>
          </table:table-cell>
          <table:table-cell office:value-type="float" office:value="2.11" calcext:value-type="float">
            <text:p>2,11</text:p>
          </table:table-cell>
          <table:table-cell table:formula="of:=40*LOG([.G8]/[.A8])" office:value-type="float" office:value="-14.987501961533" calcext:value-type="float">
            <text:p>-14,987501961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1/[.B9]" office:value-type="float" office:value="0.025" calcext:value-type="float">
            <text:p>0,03</text:p>
          </table:table-cell>
          <table:table-cell office:value-type="float" office:value="4.8" calcext:value-type="float">
            <text:p>4,8</text:p>
          </table:table-cell>
          <table:table-cell table:formula="of:=[.C9]-[.D9]*0.001" office:value-type="float" office:value="0.0202" calcext:value-type="float">
            <text:p>0,02020</text:p>
          </table:table-cell>
          <table:table-cell table:formula="of:=(360/[.E9]/[.B9])-360" office:value-type="float" office:value="85.5445544554454" calcext:value-type="float">
            <text:p>85,54</text:p>
          </table:table-cell>
          <table:table-cell office:value-type="float" office:value="1.91" calcext:value-type="float">
            <text:p>1,91</text:p>
          </table:table-cell>
          <table:table-cell table:formula="of:=40*LOG([.G9]/[.A9])" office:value-type="float" office:value="-16.7174654835316" calcext:value-type="float">
            <text:p>-16,7174654835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1/[.B10]" office:value-type="float" office:value="0.0222222222222222" calcext:value-type="float">
            <text:p>0,02</text:p>
          </table:table-cell>
          <table:table-cell office:value-type="float" office:value="4.6" calcext:value-type="float">
            <text:p>4,6</text:p>
          </table:table-cell>
          <table:table-cell table:formula="of:=[.C10]-[.D10]*0.001" office:value-type="float" office:value="0.0176222222222222" calcext:value-type="float">
            <text:p>0,01762</text:p>
          </table:table-cell>
          <table:table-cell table:formula="of:=(360/[.E10]/[.B10])-360" office:value-type="float" office:value="93.9722572509458" calcext:value-type="float">
            <text:p>93,97</text:p>
          </table:table-cell>
          <table:table-cell office:value-type="float" office:value="1.74" calcext:value-type="float">
            <text:p>1,74</text:p>
          </table:table-cell>
          <table:table-cell table:formula="of:=40*LOG([.G10]/[.A10])" office:value-type="float" office:value="-18.3368302421368" calcext:value-type="float">
            <text:p>-18,3368302421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1/[.B11]" office:value-type="float" office:value="0.02" calcext:value-type="float">
            <text:p>0,02</text:p>
          </table:table-cell>
          <table:table-cell office:value-type="float" office:value="4.25" calcext:value-type="float">
            <text:p>4,25</text:p>
          </table:table-cell>
          <table:table-cell table:formula="of:=[.C11]-[.D11]*0.001" office:value-type="float" office:value="0.01575" calcext:value-type="float">
            <text:p>0,01575</text:p>
          </table:table-cell>
          <table:table-cell table:formula="of:=(360/[.E11]/[.B11])-360" office:value-type="float" office:value="97.1428571428572" calcext:value-type="float">
            <text:p>97,14</text:p>
          </table:table-cell>
          <table:table-cell office:value-type="float" office:value="1.59" calcext:value-type="float">
            <text:p>1,59</text:p>
          </table:table-cell>
          <table:table-cell table:formula="of:=40*LOG([.G11]/[.A11])" office:value-type="float" office:value="-19.9029152006227" calcext:value-type="float">
            <text:p>-19,9029152006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1/[.B12]" office:value-type="float" office:value="0.0166666666666667" calcext:value-type="float">
            <text:p>0,02</text:p>
          </table:table-cell>
          <table:table-cell office:value-type="float" office:value="4" calcext:value-type="float">
            <text:p>4</text:p>
          </table:table-cell>
          <table:table-cell table:formula="of:=[.C12]-[.D12]*0.001" office:value-type="float" office:value="0.0126666666666667" calcext:value-type="float">
            <text:p>0,01267</text:p>
          </table:table-cell>
          <table:table-cell/>
          <table:table-cell office:value-type="float" office:value="1.34" calcext:value-type="float">
            <text:p>1,34</text:p>
          </table:table-cell>
          <table:table-cell table:formula="of:=40*LOG([.G12]/[.A12])" office:value-type="float" office:value="-22.8746082388484" calcext:value-type="float">
            <text:p>-22,87460823884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1/[.B13]" office:value-type="float" office:value="0.0142857142857143" calcext:value-type="float">
            <text:p>0,01</text:p>
          </table:table-cell>
          <table:table-cell office:value-type="float" office:value="3.65" calcext:value-type="float">
            <text:p>3,65</text:p>
          </table:table-cell>
          <table:table-cell table:formula="of:=[.C13]-[.D13]*0.001" office:value-type="float" office:value="0.0106357142857143" calcext:value-type="float">
            <text:p>0,01064</text:p>
          </table:table-cell>
          <table:table-cell/>
          <table:table-cell office:value-type="float" office:value="1.14" calcext:value-type="float">
            <text:p>1,14</text:p>
          </table:table-cell>
          <table:table-cell table:formula="of:=40*LOG([.G13]/[.A13])" office:value-type="float" office:value="-25.6826061199818" calcext:value-type="float">
            <text:p>-25,6826061199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/[.B14]" office:value-type="float" office:value="0.0125" calcext:value-type="float">
            <text:p>0,01</text:p>
          </table:table-cell>
          <table:table-cell office:value-type="float" office:value="3.2" calcext:value-type="float">
            <text:p>3,2</text:p>
          </table:table-cell>
          <table:table-cell table:formula="of:=[.C14]-[.D14]*0.001" office:value-type="float" office:value="0.0093" calcext:value-type="float">
            <text:p>0,00930</text:p>
          </table:table-cell>
          <table:table-cell/>
          <table:table-cell office:value-type="float" office:value="0.98" calcext:value-type="float">
            <text:p>0,98</text:p>
          </table:table-cell>
          <table:table-cell table:formula="of:=40*LOG([.G14]/[.A14])" office:value-type="float" office:value="-28.309757145741" calcext:value-type="float">
            <text:p>-28,309757145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90" calcext:value-type="float">
            <text:p>90</text:p>
          </table:table-cell>
          <table:table-cell table:formula="of:=1/[.B15]" office:value-type="float" office:value="0.0111111111111111" calcext:value-type="float">
            <text:p>0,01</text:p>
          </table:table-cell>
          <table:table-cell table:style-name="Default" office:value-type="float" office:value="3.15" calcext:value-type="float">
            <text:p>3,15</text:p>
          </table:table-cell>
          <table:table-cell table:formula="of:=[.C15]-[.D15]*0.001" office:value-type="float" office:value="0.00796111111111111" calcext:value-type="float">
            <text:p>0,00796</text:p>
          </table:table-cell>
          <table:table-cell/>
          <table:table-cell table:style-name="Default" office:value-type="float" office:value="0.85" calcext:value-type="float">
            <text:p>0,85</text:p>
          </table:table-cell>
          <table:table-cell table:formula="of:=40*LOG([.G15]/[.A15])" office:value-type="float" office:value="-30.782043144869" calcext:value-type="float">
            <text:p>-30,7820431448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formula="of:=1/[.B16]" office:value-type="float" office:value="0.01" calcext:value-type="float">
            <text:p>0,01</text:p>
          </table:table-cell>
          <table:table-cell table:style-name="Default" office:value-type="float" office:value="3.05" calcext:value-type="float">
            <text:p>3,05</text:p>
          </table:table-cell>
          <table:table-cell table:formula="of:=[.C16]-[.D16]*0.001" office:value-type="float" office:value="0.00695" calcext:value-type="float">
            <text:p>0,00695</text:p>
          </table:table-cell>
          <table:table-cell/>
          <table:table-cell table:style-name="Default" office:value-type="float" office:value="0.75" calcext:value-type="float">
            <text:p>0,75</text:p>
          </table:table-cell>
          <table:table-cell table:formula="of:=40*LOG([.G16]/[.A16])" office:value-type="float" office:value="-32.9563496377727" calcext:value-type="float">
            <text:p>-32,9563496377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7"/>
        </table:table-row>
        <table:table-row table:style-name="ro1" table:number-rows-repeated="5">
          <table:table-cell table:style-name="Default" table:number-columns-repeated="8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<text:s text:c="2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7:10:12.28551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10T12:53:20.340716483</meta:creation-date>
    <dc:date>2020-12-11T17:55:52.981583849</dc:date>
    <meta:editing-duration>PT55M8S</meta:editing-duration>
    <meta:editing-cycles>18</meta:editing-cycles>
    <meta:generator>LibreOffice/6.3.5.2$Linux_X86_64 LibreOffice_project/30$Build-2</meta:generator>
    <meta:document-statistic meta:table-count="1" meta:cell-count="121" meta:object-count="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Feuille1.B3:Feuille1.B16 Feuille1.H3:Feuille1.H16" svg:x="0.097cm" svg:y="-0.2cm" svg:width="10.917cm" svg:height="8.637cm">
          <chartooo:coordinate-region svg:x="0.824cm" svg:y="-0.001cm" svg:width="9.91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H3:Feuille1.H16" chart:class="chart:scatter">
            <chart:domain table:cell-range-address="Feuille1.B3:Feuille1.B16"/>
            <chart:regression-curve chart:style-name="ch7">
              <chart:equation chart:display-equation="true" chart:display-r-square="false" svg:x="5.199cm" svg:y="1.768cm"/>
            </chart:regression-curve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B3:Feuille1.B16</svg:desc>
                </draw:g>
              </table:table-cell>
              <table:table-cell office:value-type="float" office:value="-7.21824257832525">
                <text:p>-7.21824257832525</text:p>
                <draw:g>
                  <svg:desc>Feuille1.H3:Feuille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-8.36046099644737">
                <text:p>-8.36046099644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10.072478919752">
                <text:p>-10.072478919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-11.561475240189">
                <text:p>-11.561475240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13.2645633324">
                <text:p>-13.2645633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-14.987501961533">
                <text:p>-14.987501961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-16.7174654835316">
                <text:p>-16.7174654835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-18.3368302421368">
                <text:p>-18.3368302421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-19.9029152006227">
                <text:p>-19.9029152006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-22.8746082388484">
                <text:p>-22.8746082388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-25.6826061199818">
                <text:p>-25.6826061199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-28.309757145741">
                <text:p>-28.309757145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-30.782043144869">
                <text:p>-30.782043144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-32.9563496377727">
                <text:p>-32.9563496377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67cm" svg:y="3.952cm" style:legend-expansion="high" chart:style-name="ch2"/>
        <chart:plot-area chart:style-name="ch3" table:cell-range-address="Feuille1.B1:Feuille1.B16 Feuille1.F1:Feuille1.F16" chart:data-source-has-labels="row" svg:x="0.32cm" svg:y="0.18cm" svg:width="10.127cm" svg:height="8.64cm">
          <chartooo:coordinate-region svg:x="1.418cm" svg:y="0.379cm" svg:width="8.56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F2:Feuille1.F16" chart:label-cell-address="Feuille1.F1:Feuille1.F1" chart:class="chart:scatter">
            <chart:domain table:cell-range-address="Feuille1.B2:Feuille1.B16"/>
            <chart:regression-curve chart:style-name="ch8">
              <chart:equation chart:display-equation="true" chart:display-r-square="false" svg:x="6.089cm" svg:y="1.013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dephasage en °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B2:Feuille1.B16</svg:desc>
                </draw:g>
              </table:table-cell>
              <table:table-cell office:value-type="float" office:value="NaN">
                <text:p>NaN</text:p>
                <draw:g>
                  <svg:desc>Feuille1.F2:Feuille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6.2660944206008">
                <text:p>26.2660944206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.9128996692392">
                <text:p>36.9128996692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7.2398190045249">
                <text:p>47.2398190045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8.6046511627907">
                <text:p>58.6046511627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9.5942720763724">
                <text:p>69.5942720763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4.5202172601087">
                <text:p>74.5202172601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85.5445544554454">
                <text:p>85.5445544554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3.9722572509458">
                <text:p>93.9722572509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.1428571428572">
                <text:p>97.1428571428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